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&gt; CREATE TABLE LOCA (</text:p>
      <text:p text:style-name="Preformatted_20_Text"><text:s text:c="4"/>-&gt; <text:s text:c="4"/>LOCATION_ID INT PRIMARY KEY,</text:p>
      <text:p text:style-name="Preformatted_20_Text"><text:s text:c="4"/>-&gt; <text:s text:c="4"/>STREET_ADDRESS VARCHAR(100),</text:p>
      <text:p text:style-name="Preformatted_20_Text"><text:s text:c="4"/>-&gt; <text:s text:c="4"/>POSTAL_CODE INT,</text:p>
      <text:p text:style-name="Preformatted_20_Text"><text:s text:c="4"/>-&gt; <text:s text:c="4"/>CITY VARCHAR(50),</text:p>
      <text:p text:style-name="Preformatted_20_Text"><text:s text:c="4"/>-&gt; <text:s text:c="4"/>STATE_PROVINCE VARCHAR(50),</text:p>
      <text:p text:style-name="Preformatted_20_Text"><text:s text:c="4"/>-&gt; <text:s text:c="4"/>COUNTRY_ID INT</text:p>
      <text:p text:style-name="Preformatted_20_Text"><text:s text:c="4"/>-&gt; );</text:p>
      <text:p text:style-name="Preformatted_20_Text">Query OK, 0 rows affected (0.01 sec)</text:p>
      <text:p text:style-name="Preformatted_20_Text"/>
      <text:p text:style-name="Preformatted_20_Text">mysql&gt; CREATE TABLE DEPT (</text:p>
      <text:p text:style-name="Preformatted_20_Text"><text:s text:c="4"/>-&gt; <text:s text:c="4"/>DEPARTMENT_ID INT PRIMARY KEY,</text:p>
      <text:p text:style-name="Preformatted_20_Text"><text:s text:c="4"/>-&gt; <text:s text:c="4"/>DEPARTMENT_NAME VARCHAR(100),</text:p>
      <text:p text:style-name="Preformatted_20_Text"><text:s text:c="4"/>-&gt; <text:s text:c="4"/>MANAGER_ID INT,</text:p>
      <text:p text:style-name="Preformatted_20_Text"><text:s text:c="4"/>-&gt; <text:s text:c="4"/>LOCATION_ID INT,</text:p>
      <text:p text:style-name="Preformatted_20_Text"><text:s text:c="4"/>-&gt; <text:s text:c="4"/>FOREIGN KEY (LOCATION_ID) REFERENCES LOCA(LOCATION_ID)</text:p>
      <text:p text:style-name="Preformatted_20_Text"><text:s text:c="4"/>-&gt; );</text:p>
      <text:p text:style-name="Preformatted_20_Text">Query OK, 0 rows affected (0.02 sec)</text:p>
      <text:p text:style-name="Preformatted_20_Text"/>
      <text:p text:style-name="Preformatted_20_Text">mysql&gt; CREATE TABLE EMP (</text:p>
      <text:p text:style-name="Preformatted_20_Text"><text:s text:c="4"/>-&gt; <text:s text:c="4"/>EMPLOYEE_ID INT PRIMARY KEY,</text:p>
      <text:p text:style-name="Preformatted_20_Text"><text:s text:c="4"/>-&gt; <text:s text:c="4"/>FIRST_NAME VARCHAR(50),</text:p>
      <text:p text:style-name="Preformatted_20_Text"><text:s text:c="4"/>-&gt; <text:s text:c="4"/>LAST_NAME VARCHAR(50),</text:p>
      <text:p text:style-name="Preformatted_20_Text"><text:s text:c="4"/>-&gt; <text:s text:c="4"/>EMAIL VARCHAR(100),</text:p>
      <text:p text:style-name="Preformatted_20_Text"><text:s text:c="4"/>-&gt; <text:s text:c="4"/>PHONE_NUMBER VARCHAR(20),</text:p>
      <text:p text:style-name="Preformatted_20_Text"><text:s text:c="4"/>-&gt; <text:s text:c="4"/>HIRE_DATE DATE,</text:p>
      <text:p text:style-name="Preformatted_20_Text"><text:s text:c="4"/>-&gt; <text:s text:c="4"/>JOB_ID VARCHAR(50),</text:p>
      <text:p text:style-name="Preformatted_20_Text"><text:s text:c="4"/>-&gt; <text:s text:c="4"/>COMMISSION_PCT FLOAT,</text:p>
      <text:p text:style-name="Preformatted_20_Text"><text:s text:c="4"/>-&gt; <text:s text:c="4"/>MANAGER_ID INT,</text:p>
      <text:p text:style-name="Preformatted_20_Text"><text:s text:c="4"/>-&gt; <text:s text:c="4"/>DEPARTMENT_ID INT,</text:p>
      <text:p text:style-name="Preformatted_20_Text"><text:s text:c="4"/>-&gt; <text:s text:c="4"/>SALARY INT,</text:p>
      <text:p text:style-name="Preformatted_20_Text"><text:s text:c="4"/>-&gt; <text:s text:c="4"/>FOREIGN KEY (DEPARTMENT_ID) REFERENCES DEPT(DEPARTMENT_ID)</text:p>
      <text:p text:style-name="Preformatted_20_Text"><text:s text:c="4"/>-&gt; );</text:p>
      <text:p text:style-name="Preformatted_20_Text">Query OK, 0 rows affected (0.02 sec)</text:p>
      <text:p text:style-name="Preformatted_20_Text"/>
      <text:p text:style-name="Preformatted_20_Text">mysql&gt; INSERT INTO LOCA (LOCATION_ID, STREET_ADDRESS, POSTAL_CODE, CITY, STATE_PROVINCE, COUNTRY_ID) VALUES</text:p>
      <text:p text:style-name="Preformatted_20_Text"><text:s text:c="4"/>-&gt; (1000, '123 Main St', 560001, 'Bangalore', 'Karnataka', 1),</text:p>
      <text:p text:style-name="Preformatted_20_Text"><text:s text:c="4"/>-&gt; (1001, '22 Tech Park', 400001, 'Mumbai', 'Maharashtra', 2),</text:p>
      <text:p text:style-name="Preformatted_20_Text"><text:s text:c="4"/>-&gt; (1002, '56 Lake Road', 110001, 'Delhi', 'Delhi', 3),</text:p>
      <text:p text:style-name="Preformatted_20_Text"><text:s text:c="4"/>-&gt; (1003, '78 Ocean Drive', 600001, 'Chennai', 'Tamil Nadu', 4);</text:p>
      <text:p text:style-name="Preformatted_20_Text">Query OK, 4 rows affected (0.02 sec)</text:p>
      <text:p text:style-name="Preformatted_20_Text">Records: 4 <text:s/>Duplicates: 0 <text:s/>Warnings: 0</text:p>
      <text:p text:style-name="Preformatted_20_Text"/>
      <text:p text:style-name="Preformatted_20_Text">mysql&gt; INSERT INTO DEPT (DEPARTMENT_ID, DEPARTMENT_NAME, MANAGER_ID, LOCATION_ID) VALUES</text:p>
      <text:p text:style-name="Preformatted_20_Text"><text:s text:c="4"/>-&gt; (10, 'Administration', 200, 1000),</text:p>
      <text:p text:style-name="Preformatted_20_Text"><text:s text:c="4"/>-&gt; (20, 'IT', 201, 1001),</text:p>
      <text:p text:style-name="Preformatted_20_Text"><text:s text:c="4"/>-&gt; (30, 'Sales', 202, 1002),</text:p>
      <text:p text:style-name="Preformatted_20_Text"><text:s text:c="4"/>-&gt; (40, 'Finance', 203, 1003),</text:p>
      <text:p text:style-name="Preformatted_20_Text"><text:s text:c="4"/>-&gt; (50, 'Human Resources', 204, 1000);</text:p>
      <text:p text:style-name="Preformatted_20_Text">Query OK, 5 rows affected (0.00 sec)</text:p>
      <text:p text:style-name="Preformatted_20_Text">Records: 5 <text:s/>Duplicates: 0 <text:s/>Warnings: 0</text:p>
      <text:p text:style-name="Preformatted_20_Text"/>
      <text:p text:style-name="Preformatted_20_Text">mysql&gt; INSERT INTO EMP (EMPLOYEE_ID, FIRST_NAME, LAST_NAME, EMAIL, PHONE_NUMBER, HIRE_DATE, JOB_ID, COMMISSION_PCT, MANAGER_ID, DEPARTMENT_ID, SALARY) VALUES</text:p>
      <text:p text:style-name="Preformatted_20_Text"><text:s text:c="4"/>-&gt; (134, 'John', 'Taylor', 'john.taylor@example.com', '9876543210', '2020-01-10', 'IT_PROG', 0.10, 201, 20, 6000),</text:p>
      <text:p text:style-name="Preformatted_20_Text"><text:s text:c="4"/>-&gt; (135, 'Mary', 'Thomas', 'mary.thomas@example.com', '9876543211', '2019-05-12', 'AD_PRES', 0.15, 200, 10, 10000),</text:p>
      <text:p text:style-name="Preformatted_20_Text"><text:s text:c="4"/>-&gt; (136, 'Steve', 'Jones', 'steve.jones@example.com', '9876543212', '2021-07-20', 'SA_MAN', 0.05, 202, 30, 7000),</text:p>
      <text:p text:style-name="Preformatted_20_Text"><text:s text:c="4"/>-&gt; (137, 'Rita', 'Fernandez', 'rita.fernandez@example.com', '9876543213', '2020-11-11', 'FI_ACCOUNT', 0.00, 203, 40, 3000),</text:p>
      <text:p text:style-name="Preformatted_20_Text"><text:soft-page-break/><text:s text:c="4"/>-&gt; (138, 'Tom', 'Johnson', 'tom.johnson@example.com', '9876543214', '2018-03-14', 'HR_REP', 0.12, 204, 50, 4500),</text:p>
      <text:p text:style-name="Preformatted_20_Text"><text:s text:c="4"/>-&gt; (139, 'Nancy', 'Williams', 'nancy.williams@example.com', '9876543215', '2017-08-18', 'IT_PROG', 0.10, 201, 20, 6500),</text:p>
      <text:p text:style-name="Preformatted_20_Text"><text:s text:c="4"/>-&gt; (140, 'Robert', 'Brown', 'robert.brown@example.com', '9876543216', '2016-09-25', 'SA_REP', 0.08, 202, 30, 5500),</text:p>
      <text:p text:style-name="Preformatted_20_Text"><text:s text:c="4"/>-&gt; (141, 'Lisa', 'White', 'lisa.white@example.com', '9876543217', '2021-10-01', 'AD_ASST', 0.07, 200, 10, 2500),</text:p>
      <text:p text:style-name="Preformatted_20_Text"><text:s text:c="4"/>-&gt; (159, 'Tim', 'Adams', 'tim.adams@example.com', '9876543218', '2022-12-12', 'IT_PROG', 0.10, 201, 20, 6200),</text:p>
      <text:p text:style-name="Preformatted_20_Text"><text:s text:c="4"/>-&gt; (183, 'Jack', 'Thompson', 'jack.thompson@example.com', '9876543219', '2023-03-03', 'SA_REP', 0.08, 202, 30, 7200);</text:p>
      <text:p text:style-name="Preformatted_20_Text">Query OK, 10 rows affected (0.01 sec)</text:p>
      <text:p text:style-name="P1">Records: 10 <text:s/>Duplicates: 0 <text:s/>Warnings: </text:p>
      <text:p text:style-name="P1">mysql&gt; SELECT * FROM EMP WHERE EMPLOYEE_ID IN (134,159,183);</text:p>
      <text:p text:style-name="Preformatted_20_Text">+-------------+------------+-----------+---------------------------+--------------+------------+---------+----------------+------------+---------------+--------+</text:p>
      <text:p text:style-name="Preformatted_20_Text">| EMPLOYEE_ID | FIRST_NAME | LAST_NAME | EMAIL <text:s text:c="20"/>| PHONE_NUMBER | HIRE_DATE <text:s/>| JOB_ID <text:s/>| COMMISSION_PCT | MANAGER_ID | DEPARTMENT_ID | SALARY |</text:p>
      <text:p text:style-name="Preformatted_20_Text">+-------------+------------+-----------+---------------------------+--------------+------------+---------+----------------+------------+---------------+--------+</text:p>
      <text:p text:style-name="Preformatted_20_Text">| <text:s text:c="8"/>134 | John <text:s text:c="6"/>| Taylor <text:s text:c="3"/>| john.taylor@example.com <text:s text:c="2"/>| 9876543210 <text:s text:c="2"/>| 2020-01-10 | IT_PROG | <text:s text:c="11"/>0.1 | <text:s text:c="7"/>201 | <text:s text:c="11"/>20 | <text:s text:c="2"/>6000 |</text:p>
      <text:p text:style-name="Preformatted_20_Text">| <text:s text:c="8"/>159 | Tim <text:s text:c="7"/>| Adams <text:s text:c="4"/>| tim.adams@example.com <text:s text:c="4"/>| 9876543218 <text:s text:c="2"/>| 2022-12-12 | IT_PROG | <text:s text:c="11"/>0.1 | <text:s text:c="7"/>201 | <text:s text:c="11"/>20 | <text:s text:c="2"/>6200 |</text:p>
      <text:p text:style-name="Preformatted_20_Text">| <text:s text:c="8"/>183 | Jack <text:s text:c="6"/>| Thompson <text:s/>| jack.thompson@example.com | 9876543219 <text:s text:c="2"/>| 2023-03-03 | SA_REP <text:s/>| <text:s text:c="10"/>0.08 | <text:s text:c="7"/>202 | <text:s text:c="11"/>30 | <text:s text:c="2"/>7200 |</text:p>
      <text:p text:style-name="Preformatted_20_Text">+-------------+------------+-----------+---------------------------+--------------+------------+---------+----------------+------------+---------------+--------+</text:p>
      <text:p text:style-name="P1">3 rows in set (0.00 sec)</text:p>
      <text:p text:style-name="Preformatted_20_Text">mysql&gt; SELECT * FROM EMP WHERE EMPLOYEE_ID NOT IN (SELECT EMPLOYEE_ID FROM EMP WHERE MANAGER_ID BETWEEN 100 AND 200);</text:p>
      <text:p text:style-name="Preformatted_20_Text">+-------------+------------+-----------+----------------------------+--------------+------------+------------+----------------+------------+---------------+--------+</text:p>
      <text:p text:style-name="Preformatted_20_Text">| EMPLOYEE_ID | FIRST_NAME | LAST_NAME | EMAIL <text:s text:c="21"/>| PHONE_NUMBER | HIRE_DATE <text:s/>| JOB_ID <text:s text:c="4"/>| COMMISSION_PCT | MANAGER_ID | DEPARTMENT_ID | SALARY |</text:p>
      <text:p text:style-name="Preformatted_20_Text">+-------------+------------+-----------+----------------------------+--------------+------------+------------+----------------+------------+---------------+--------+</text:p>
      <text:p text:style-name="Preformatted_20_Text">| <text:s text:c="8"/>134 | John <text:s text:c="6"/>| Taylor <text:s text:c="3"/>| john.taylor@example.com <text:s text:c="3"/>| 9876543210 <text:s text:c="2"/>| 2020-01-10 | IT_PROG <text:s text:c="3"/>| <text:s text:c="11"/>0.1 | <text:s text:c="7"/>201 | <text:s text:c="11"/>20 | <text:s text:c="2"/>6000 |</text:p>
      <text:p text:style-name="Preformatted_20_Text">| <text:s text:c="8"/>136 | Steve <text:s text:c="5"/>| Jones <text:s text:c="4"/>| steve.jones@example.com <text:s text:c="3"/>| 9876543212 <text:s text:c="2"/>| 2021-07-20 | SA_MAN <text:s text:c="4"/>| <text:s text:c="10"/>0.05 | <text:s text:c="7"/>202 | <text:s text:c="11"/>30 | <text:s text:c="2"/>7000 |</text:p>
      <text:p text:style-name="Preformatted_20_Text">| <text:s text:c="8"/>137 | Rita <text:s text:c="6"/>| Fernandez | rita.fernandez@example.com | 9876543213 <text:s text:c="2"/>| 2020-11-11 | FI_ACCOUNT | <text:s text:c="13"/>0 | <text:s text:c="7"/>203 | <text:s text:c="11"/>40 | <text:s text:c="2"/>3000 |</text:p>
      <text:p text:style-name="Preformatted_20_Text">| <text:s text:c="8"/>138 | Tom <text:s text:c="7"/>| Johnson <text:s text:c="2"/>| tom.johnson@example.com <text:s text:c="3"/>| 9876543214 <text:s text:c="2"/>| 2018-03-14 | HR_REP <text:s text:c="4"/>| <text:s text:c="10"/>0.12 | <text:s text:c="7"/>204 | <text:s text:c="11"/>50 | <text:s text:c="2"/>4500 |</text:p>
      <text:p text:style-name="Preformatted_20_Text">| <text:s text:c="8"/>139 | Nancy <text:s text:c="5"/>| Williams <text:s/>| nancy.williams@example.com | 9876543215 <text:s text:c="2"/>| 2017-08-18 | IT_PROG <text:s text:c="3"/>| <text:s text:c="11"/>0.1 | <text:s text:c="7"/>201 | <text:s text:c="11"/>20 | <text:s text:c="2"/>6500 |</text:p>
      <text:p text:style-name="Preformatted_20_Text"><text:soft-page-break/>| <text:s text:c="8"/>140 | Robert <text:s text:c="4"/>| Brown <text:s text:c="4"/>| robert.brown@example.com <text:s text:c="2"/>| 9876543216 <text:s text:c="2"/>| 2016-09-25 | SA_REP <text:s text:c="4"/>| <text:s text:c="10"/>0.08 | <text:s text:c="7"/>202 | <text:s text:c="11"/>30 | <text:s text:c="2"/>5500 |</text:p>
      <text:p text:style-name="Preformatted_20_Text">| <text:s text:c="8"/>159 | Tim <text:s text:c="7"/>| Adams <text:s text:c="4"/>| tim.adams@example.com <text:s text:c="5"/>| 9876543218 <text:s text:c="2"/>| 2022-12-12 | IT_PROG <text:s text:c="3"/>| <text:s text:c="11"/>0.1 | <text:s text:c="7"/>201 | <text:s text:c="11"/>20 | <text:s text:c="2"/>6200 |</text:p>
      <text:p text:style-name="Preformatted_20_Text">| <text:s text:c="8"/>183 | Jack <text:s text:c="6"/>| Thompson <text:s/>| jack.thompson@example.com <text:s/>| 9876543219 <text:s text:c="2"/>| 2023-03-03 | SA_REP <text:s text:c="4"/>| <text:s text:c="10"/>0.08 | <text:s text:c="7"/>202 | <text:s text:c="11"/>30 | <text:s text:c="2"/>7200 |</text:p>
      <text:p text:style-name="Preformatted_20_Text">+-------------+------------+-----------+----------------------------+--------------+------------+------------+----------------+------------+---------------+--------+</text:p>
      <text:p text:style-name="P1">8 rows in set (0.00 sec)</text:p>
      <text:p text:style-name="Preformatted_20_Text">mysql&gt; SELECT * FROM EMP WHERE SALARY IN (SELECT MAX(SALARY) FROM EMP WHERE SALARY != (SELECT MAX(SALARY) FROM EMP));</text:p>
      <text:p text:style-name="Preformatted_20_Text">+-------------+------------+-----------+---------------------------+--------------+------------+--------+----------------+------------+---------------+--------+</text:p>
      <text:p text:style-name="Preformatted_20_Text">| EMPLOYEE_ID | FIRST_NAME | LAST_NAME | EMAIL <text:s text:c="20"/>| PHONE_NUMBER | HIRE_DATE <text:s/>| JOB_ID | COMMISSION_PCT | MANAGER_ID | DEPARTMENT_ID | SALARY |</text:p>
      <text:p text:style-name="Preformatted_20_Text">+-------------+------------+-----------+---------------------------+--------------+------------+--------+----------------+------------+---------------+--------+</text:p>
      <text:p text:style-name="Preformatted_20_Text">| <text:s text:c="8"/>183 | Jack <text:s text:c="6"/>| Thompson <text:s/>| jack.thompson@example.com | 9876543219 <text:s text:c="2"/>| 2023-03-03 | SA_REP | <text:s text:c="10"/>0.08 | <text:s text:c="7"/>202 | <text:s text:c="11"/>30 | <text:s text:c="2"/>7200 |</text:p>
      <text:p text:style-name="Preformatted_20_Text">+-------------+------------+-----------+---------------------------+--------------+------------+--------+----------------+------------+---------------+--------+</text:p>
      <text:p text:style-name="P1">1 row in set (0.00 sec)</text:p>
      <text:p text:style-name="Preformatted_20_Text">mysql&gt; SELECT EMPLOYEE_ID,CONCAT(FIRST_NAME," ",LAST_NAME) AS NAME FROM EMP WHERE DEPARTMENT_ID IN (SELECT DEPARTMENT_ID FROM EMP WHERE FIRST_NAME LIKE "%t%" OR LAST_NAME LIKE "%t%");</text:p>
      <text:p text:style-name="Preformatted_20_Text">+-------------+----------------+</text:p>
      <text:p text:style-name="Preformatted_20_Text">| EMPLOYEE_ID | NAME <text:s text:c="10"/>|</text:p>
      <text:p text:style-name="Preformatted_20_Text">+-------------+----------------+</text:p>
      <text:p text:style-name="Preformatted_20_Text">| <text:s text:c="8"/>134 | John Taylor <text:s text:c="3"/>|</text:p>
      <text:p text:style-name="Preformatted_20_Text">| <text:s text:c="8"/>139 | Nancy Williams |</text:p>
      <text:p text:style-name="Preformatted_20_Text">| <text:s text:c="8"/>159 | Tim Adams <text:s text:c="5"/>|</text:p>
      <text:p text:style-name="Preformatted_20_Text">| <text:s text:c="8"/>135 | Mary Thomas <text:s text:c="3"/>|</text:p>
      <text:p text:style-name="Preformatted_20_Text">| <text:s text:c="8"/>141 | Lisa White <text:s text:c="4"/>|</text:p>
      <text:p text:style-name="Preformatted_20_Text">| <text:s text:c="8"/>136 | Steve Jones <text:s text:c="3"/>|</text:p>
      <text:p text:style-name="Preformatted_20_Text">| <text:s text:c="8"/>140 | Robert Brown <text:s text:c="2"/>|</text:p>
      <text:p text:style-name="Preformatted_20_Text">| <text:s text:c="8"/>183 | Jack Thompson <text:s/>|</text:p>
      <text:p text:style-name="Preformatted_20_Text">| <text:s text:c="8"/>137 | Rita Fernandez |</text:p>
      <text:p text:style-name="Preformatted_20_Text">| <text:s text:c="8"/>138 | Tom Johnson <text:s text:c="3"/>|</text:p>
      <text:p text:style-name="Preformatted_20_Text">+-------------+----------------+</text:p>
      <text:p text:style-name="P1">10 rows in set (0.00 sec)</text:p>
      <text:p text:style-name="Preformatted_20_Text">mysql&gt; SELECT EMPLOYEE_ID,CONCAT(FIRST_NAME," ",LAST_NAME) AS NAME FROM EMP WHERE DEPARTMENT_ID IN (SELECT DEPARTMENT_ID FROM EMP WHERE (FIRST_NAME LIKE</text:p>
      <text:p text:style-name="Preformatted_20_Text">"%j%" OR LAST_NAME LIKE "%j%") AND (SALARY &gt; (SELECT AVG(SALARY) FROM EMP)));</text:p>
      <text:p text:style-name="Preformatted_20_Text">+-------------+----------------+</text:p>
      <text:p text:style-name="Preformatted_20_Text">| EMPLOYEE_ID | NAME <text:s text:c="10"/>|</text:p>
      <text:p text:style-name="Preformatted_20_Text">+-------------+----------------+</text:p>
      <text:p text:style-name="Preformatted_20_Text">| <text:s text:c="8"/>134 | John Taylor <text:s text:c="3"/>|</text:p>
      <text:p text:style-name="Preformatted_20_Text">| <text:s text:c="8"/>139 | Nancy Williams |</text:p>
      <text:p text:style-name="Preformatted_20_Text">| <text:s text:c="8"/>159 | Tim Adams <text:s text:c="5"/>|</text:p>
      <text:p text:style-name="Preformatted_20_Text">| <text:s text:c="8"/>136 | Steve Jones <text:s text:c="3"/>|</text:p>
      <text:p text:style-name="Preformatted_20_Text">| <text:s text:c="8"/>140 | Robert Brown <text:s text:c="2"/>|</text:p>
      <text:p text:style-name="Preformatted_20_Text">| <text:s text:c="8"/>183 | Jack Thompson <text:s/>|</text:p>
      <text:p text:style-name="Preformatted_20_Text"><text:soft-page-break/>+-------------+----------------+</text:p>
      <text:p text:style-name="P1">6 rows in set (0.00 sec)</text:p>
      <text:p text:style-name="Preformatted_20_Text">mysql&gt; SELECT EMPLOYEE_ID,CONCAT(FIRST_NAME," ",LAST_NAME) AS NAME,JOB_ID AS JOB_TITLE FROM EMP WHERE SALARY &lt; ANY(SELECT SALARY FROM EMP WHERE JOB_ID =</text:p>
      <text:p text:style-name="Preformatted_20_Text">"IT_PROG");</text:p>
      <text:p text:style-name="Preformatted_20_Text">+-------------+----------------+------------+</text:p>
      <text:p text:style-name="Preformatted_20_Text">| EMPLOYEE_ID | NAME <text:s text:c="10"/>| JOB_TITLE <text:s/>|</text:p>
      <text:p text:style-name="Preformatted_20_Text">+-------------+----------------+------------+</text:p>
      <text:p text:style-name="Preformatted_20_Text">| <text:s text:c="8"/>134 | John Taylor <text:s text:c="3"/>| IT_PROG <text:s text:c="3"/>|</text:p>
      <text:p text:style-name="Preformatted_20_Text">| <text:s text:c="8"/>137 | Rita Fernandez | FI_ACCOUNT |</text:p>
      <text:p text:style-name="Preformatted_20_Text">| <text:s text:c="8"/>138 | Tom Johnson <text:s text:c="3"/>| HR_REP <text:s text:c="4"/>|</text:p>
      <text:p text:style-name="Preformatted_20_Text">| <text:s text:c="8"/>140 | Robert Brown <text:s text:c="2"/>| SA_REP <text:s text:c="4"/>|</text:p>
      <text:p text:style-name="Preformatted_20_Text">| <text:s text:c="8"/>141 | Lisa White <text:s text:c="4"/>| AD_ASST <text:s text:c="3"/>|</text:p>
      <text:p text:style-name="Preformatted_20_Text">| <text:s text:c="8"/>159 | Tim Adams <text:s text:c="5"/>| IT_PROG <text:s text:c="3"/>|</text:p>
      <text:p text:style-name="Preformatted_20_Text">+-------------+----------------+------------+</text:p>
      <text:p text:style-name="P1">6 rows in set (0.00 sec)</text:p>
      <text:p text:style-name="Preformatted_20_Text">mysql&gt; SELECT EMPLOYEE_ID,CONCAT(FIRST_NAME," ",LAST_NAME) AS NAME,JOB_ID AS JOB_TITLE FROM EMP WHERE SALARY &lt; ANY(SELECT SALARY FROM EMP WHERE JOB_ID =</text:p>
      <text:p text:style-name="Preformatted_20_Text">"IT_PROG") AND JOB_ID != "IT_PROG";</text:p>
      <text:p text:style-name="Preformatted_20_Text">+-------------+----------------+------------+</text:p>
      <text:p text:style-name="Preformatted_20_Text">| EMPLOYEE_ID | NAME <text:s text:c="10"/>| JOB_TITLE <text:s/>|</text:p>
      <text:p text:style-name="Preformatted_20_Text">+-------------+----------------+------------+</text:p>
      <text:p text:style-name="Preformatted_20_Text">| <text:s text:c="8"/>137 | Rita Fernandez | FI_ACCOUNT |</text:p>
      <text:p text:style-name="Preformatted_20_Text">| <text:s text:c="8"/>138 | Tom Johnson <text:s text:c="3"/>| HR_REP <text:s text:c="4"/>|</text:p>
      <text:p text:style-name="Preformatted_20_Text">| <text:s text:c="8"/>140 | Robert Brown <text:s text:c="2"/>| SA_REP <text:s text:c="4"/>|</text:p>
      <text:p text:style-name="Preformatted_20_Text">| <text:s text:c="8"/>141 | Lisa White <text:s text:c="4"/>| AD_ASST <text:s text:c="3"/>|</text:p>
      <text:p text:style-name="Preformatted_20_Text">+-------------+----------------+------------+</text:p>
      <text:p text:style-name="P1">4 rows in set (0.00 sec)</text:p>
      <text:p text:style-name="Preformatted_20_Text">mysql&gt; SELECT EMPLOYEE_ID,CONCAT(FIRST_NAME," ",LAST_NAME) AS NAME,JOB_ID AS JOB_TITLE FROM EMP WHERE SALARY &gt; ALL(SELECT SALARY FROM EMP WHERE JOB_ID =</text:p>
      <text:p text:style-name="Preformatted_20_Text">"IT_PROG");</text:p>
      <text:p text:style-name="Preformatted_20_Text">+-------------+---------------+-----------+</text:p>
      <text:p text:style-name="Preformatted_20_Text">| EMPLOYEE_ID | NAME <text:s text:c="9"/>| JOB_TITLE |</text:p>
      <text:p text:style-name="Preformatted_20_Text">+-------------+---------------+-----------+</text:p>
      <text:p text:style-name="Preformatted_20_Text">| <text:s text:c="8"/>135 | Mary Thomas <text:s text:c="2"/>| AD_PRES <text:s text:c="2"/>|</text:p>
      <text:p text:style-name="Preformatted_20_Text">| <text:s text:c="8"/>136 | Steve Jones <text:s text:c="2"/>| SA_MAN <text:s text:c="3"/>|</text:p>
      <text:p text:style-name="Preformatted_20_Text">| <text:s text:c="8"/>183 | Jack Thompson | SA_REP <text:s text:c="3"/>|</text:p>
      <text:p text:style-name="Preformatted_20_Text">+-------------+---------------+-----------+</text:p>
      <text:p text:style-name="P1">3 rows in set (0.00 sec)</text:p>
      <text:p text:style-name="Preformatted_20_Text">mysql&gt; SELECT EMPLOYEE_ID,CONCAT(FIRST_NAME," ",LAST_NAME) AS NAME,JOB_ID AS JOB_TITLE FROM EMP WHERE SALARY &gt; ALL(SELECT AVG(SALARY) FROM EMP GROUP BY DEPARTMENT_ID);</text:p>
      <text:p text:style-name="Preformatted_20_Text">+-------------+---------------+-----------+</text:p>
      <text:p text:style-name="Preformatted_20_Text">| EMPLOYEE_ID | NAME <text:s text:c="9"/>| JOB_TITLE |</text:p>
      <text:p text:style-name="Preformatted_20_Text">+-------------+---------------+-----------+</text:p>
      <text:p text:style-name="Preformatted_20_Text">| <text:s text:c="8"/>135 | Mary Thomas <text:s text:c="2"/>| AD_PRES <text:s text:c="2"/>|</text:p>
      <text:p text:style-name="Preformatted_20_Text">| <text:s text:c="8"/>136 | Steve Jones <text:s text:c="2"/>| SA_MAN <text:s text:c="3"/>|</text:p>
      <text:p text:style-name="Preformatted_20_Text">| <text:s text:c="8"/>183 | Jack Thompson | SA_REP <text:s text:c="3"/>|</text:p>
      <text:p text:style-name="Preformatted_20_Text">+-------------+---------------+-----------+</text:p>
      <text:p text:style-name="P1">3 rows in set (0.00 sec)</text:p>
      <text:p text:style-name="Preformatted_20_Text">mysql&gt; SELECT * FROM EMP WHERE SALARY BETWEEN (SELECT MIN(SALARY) FROM EMP) AND 2500;</text:p>
      <text:p text:style-name="Preformatted_20_Text">+-------------+------------+-----------+------------------------+--------------+------------+---------+----------------+------------+---------------+--------+</text:p>
      <text:p text:style-name="Preformatted_20_Text">| EMPLOYEE_ID | FIRST_NAME | LAST_NAME | EMAIL <text:s text:c="17"/>| PHONE_NUMBER | HIRE_DATE <text:s/>| JOB_ID <text:s/>| COMMISSION_PCT | MANAGER_ID | DEPARTMENT_ID | SALARY |</text:p>
      <text:p text:style-name="Preformatted_20_Text"><text:soft-page-break/>+-------------+------------+-----------+------------------------+--------------+------------+---------+----------------+------------+---------------+--------+</text:p>
      <text:p text:style-name="Preformatted_20_Text">| <text:s text:c="8"/>141 | Lisa <text:s text:c="6"/>| White <text:s text:c="4"/>| lisa.white@example.com | 9876543217 <text:s text:c="2"/>| 2021-10-01 | AD_ASST | <text:s text:c="10"/>0.07 | <text:s text:c="7"/>200 | <text:s text:c="11"/>10 | <text:s text:c="2"/>2500 |</text:p>
      <text:p text:style-name="Preformatted_20_Text">+-------------+------------+-----------+------------------------+--------------+------------+---------+----------------+------------+---------------+--------+</text:p>
      <text:p text:style-name="P1">1 row in set (0.00 sec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4:09:29.614102445</meta:creation-date>
    <dc:date>2025-11-05T15:18:44.293533939</dc:date>
    <meta:editing-duration>PT6M52S</meta:editing-duration>
    <meta:editing-cycles>1</meta:editing-cycles>
    <meta:document-statistic meta:table-count="0" meta:image-count="0" meta:object-count="0" meta:page-count="5" meta:paragraph-count="169" meta:word-count="1504" meta:character-count="11804" meta:non-whitespace-character-count="9164"/>
    <meta:generator>LibreOffice/24.2.7.2$Linux_X86_64 LibreOffice_project/420$Build-2</meta:generator>
  </office:meta>
</office:document-meta>
</file>